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2d80" officeooo:paragraph-rsid="00062d80"/>
    </style:style>
    <style:style style:name="P2" style:family="paragraph" style:parent-style-name="Standard">
      <style:paragraph-properties fo:text-align="justify" style:justify-single-word="false"/>
      <style:text-properties officeooo:rsid="00062d80" officeooo:paragraph-rsid="00062d80"/>
    </style:style>
    <style:style style:name="P3" style:family="paragraph" style:parent-style-name="Standard">
      <style:paragraph-properties fo:text-align="justify" style:justify-single-word="false"/>
      <style:text-properties officeooo:rsid="00062d80" officeooo:paragraph-rsid="000d0b49"/>
    </style:style>
    <style:style style:name="P4" style:family="paragraph" style:parent-style-name="Standard">
      <style:paragraph-properties fo:text-align="justify" style:justify-single-word="false"/>
      <style:text-properties style:font-name="FreeMono" officeooo:rsid="00062d80" officeooo:paragraph-rsid="00062d80"/>
    </style:style>
    <style:style style:name="P5" style:family="paragraph" style:parent-style-name="Standard">
      <style:paragraph-properties fo:text-align="justify" style:justify-single-word="false"/>
      <style:text-properties style:font-name="FreeMono" officeooo:rsid="00062d80" officeooo:paragraph-rsid="00135a07"/>
    </style:style>
    <style:style style:name="P6" style:family="paragraph" style:parent-style-name="Standard">
      <style:paragraph-properties fo:text-align="justify" style:justify-single-word="false"/>
      <style:text-properties officeooo:rsid="0011ce9a" officeooo:paragraph-rsid="0011ce9a"/>
    </style:style>
    <style:style style:name="P7" style:family="paragraph" style:parent-style-name="Standard">
      <style:paragraph-properties fo:text-align="justify" style:justify-single-word="false"/>
      <style:text-properties officeooo:rsid="0011ce9a" officeooo:paragraph-rsid="00135a07"/>
    </style:style>
    <style:style style:name="T1" style:family="text">
      <style:text-properties officeooo:rsid="000c3f25"/>
    </style:style>
    <style:style style:name="T2" style:family="text">
      <style:text-properties officeooo:rsid="000f1b01"/>
    </style:style>
    <style:style style:name="T3" style:family="text">
      <style:text-properties style:font-name="FreeMo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актикум на ЭВМ<text:line-break/>Роор Даниил, группа 316</text:p>
      <text:p text:style-name="P1"/>
      <text:p text:style-name="P1">Задание 5</text:p>
      <text:p text:style-name="P1"/>
      <text:p text:style-name="P2"/>
      <text:p text:style-name="P2">1. С помощью функций пакета outliers с помощью формальных критериев <text:s/>для идентификации выбросов проверить в данных, является ли максимальное наблюдение выбросом.</text:p>
      <text:p text:style-name="P2"/>
      <text:p text:style-name="P4">df = read.csv('COVID-19-in-Italy.csv')</text:p>
      <text:p text:style-name="P4"/>
      <text:p text:style-name="P4">infected = df[df$region == 'Abruzzo', ]$new_positive</text:p>
      <text:p text:style-name="P4"/>
      <text:p text:style-name="P4">library(mitools)</text:p>
      <text:p text:style-name="P4">library(pan)</text:p>
      <text:p text:style-name="P4">library(mix)</text:p>
      <text:p text:style-name="P4">library(outliers)</text:p>
      <text:p text:style-name="P4">library(Hmisc)</text:p>
      <text:p text:style-name="P4"/>
      <text:p text:style-name="P4">grubbs.test(infected)</text:p>
      <text:p text:style-name="P4"/>
      <text:p text:style-name="P6"><text:span text:style-name="T3">Output:</text:span></text:p>
      <text:p text:style-name="P2"><text:tab/><text:span text:style-name="T3">Grubbs test for one outlier</text:span></text:p>
      <text:p text:style-name="P4"/>
      <text:p text:style-name="P4">data: <text:s/>infected</text:p>
      <text:p text:style-name="P4">G = 4.34008, U = 0.87848, p-value = 0.0006022</text:p>
      <text:p text:style-name="P4">alternative hypothesis: highest value 160 is an outlier</text:p>
      <text:p text:style-name="P2"/>
      <text:p text:style-name="P2">pvalue мало (&lt; 0.05), принимаем гипотезу о том, что выброса нет</text:p>
      <text:p text:style-name="P2"/>
      <text:p text:style-name="P2"><text:span text:style-name="T1">Для теста Диксона т</text:span>ребуется выборка малого размера (не более 30 наблюдений)</text:p>
      <text:p text:style-name="P2"/>
      <text:p text:style-name="P4">dixon.test(infected[1:30])</text:p>
      <text:p text:style-name="P3"/>
      <text:p text:style-name="P7"><text:span text:style-name="T3">Output:</text:span></text:p>
      <text:p text:style-name="P5"><text:tab/>Dixon test for outliers</text:p>
      <text:p text:style-name="P5"/>
      <text:p text:style-name="P5">data: <text:s/>infected[1:30]</text:p>
      <text:p text:style-name="P5">Q = 0.37705, p-value = 0.09823</text:p>
      <text:p text:style-name="P5">alternative hypothesis: highest value 122 is an outlier</text:p>
      <text:p text:style-name="P3"/>
      <text:p text:style-name="P3">pvalue велико (&gt; 0.05), отвергаем гипотезу о том, что выброса нет, в пользу альтернативы: максимальное наблюдение является выбросом</text:p>
      <text:p text:style-name="P2"/>
      <text:p text:style-name="P4">chisq.out.test(infected)</text:p>
      <text:p text:style-name="P2"/>
      <text:p text:style-name="P7"><text:span text:style-name="T3">Output:</text:span></text:p>
      <text:p text:style-name="P5"><text:tab/>chi-squared test for outlier</text:p>
      <text:p text:style-name="P5"/>
      <text:p text:style-name="P5">data: <text:s/>infected</text:p>
      <text:p text:style-name="P5">X-squared = 18.836, p-value = 1.424e-05</text:p>
      <text:p text:style-name="P5">alternative hypothesis: highest value 160 is an outlier</text:p>
      <text:p text:style-name="P2"/>
      <text:p text:style-name="P2">pvalue мало (&lt; 0.05), принимаем гипотезу о том, что выброса не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6T11:27:13.379391176</meta:creation-date>
    <dc:date>2020-10-06T11:33:33.858717683</dc:date>
    <meta:editing-duration>PT6M23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1" meta:paragraph-count="32" meta:word-count="165" meta:character-count="1206" meta:non-whitespace-character-count="1066"/>
  </office:meta>
</office:document-meta>
</file>